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5.1cm"/>
    </style:style>
    <style:style style:name="gr2" style:family="graphic" style:parent-style-name="standard">
      <style:graphic-properties draw:textarea-horizontal-align="justify" draw:textarea-vertical-align="middle" draw:auto-grow-height="false" fo:min-height="0.952cm" fo:min-width="2.9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4.663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2.35cm"/>
    </style:style>
    <style:style style:name="gr12" style:family="graphic" style:parent-style-name="standard">
      <style:graphic-properties draw:stroke="none" svg:stroke-color="#000000" draw:fill="none" draw:fill-color="#ffffff" fo:min-height="3.15cm"/>
    </style:style>
    <style:style style:name="gr13" style:family="graphic" style:parent-style-name="standard">
      <style:graphic-properties draw:textarea-horizontal-align="justify" draw:textarea-vertical-align="middle" draw:auto-grow-height="false" fo:min-height="2.95cm" fo:min-width="8.5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5.188cm"/>
    </style:style>
    <style:style style:name="gr15" style:family="graphic" style:parent-style-name="standard">
      <style:graphic-properties draw:textarea-horizontal-align="justify" draw:textarea-vertical-align="middle" draw:auto-grow-height="false" fo:min-height="3.71cm" fo:min-width="10.814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2.72cm" fo:min-width="6.43cm"/>
    </style:style>
    <style:style style:name="gr19" style:family="graphic" style:parent-style-name="standard">
      <style:graphic-properties draw:textarea-horizontal-align="justify" draw:textarea-vertical-align="middle" draw:auto-grow-height="false" fo:min-height="3.15cm" fo:min-width="14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color="#800000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6cm" svg:height="1.7cm" svg:x="2.1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.7cm" svg:x="2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62cm" svg:height="0.954cm" svg:x="3.3cm" svg:y="7.6cm">
          <draw:text-box>
            <text:p>DLL</text:p>
          </draw:text-box>
        </draw:frame>
        <draw:line draw:style-name="gr4" draw:text-style-name="P3" draw:layer="layout" svg:x1="2.2cm" svg:y1="9.9cm" svg:x2="7.7cm" svg:y2="9.9cm">
          <text:p/>
        </draw:line>
        <draw:frame draw:style-name="gr5" draw:text-style-name="P2" draw:layer="layout" svg:width="7cm" svg:height="1.5cm" svg:x="8.9cm" svg:y="2.1cm">
          <draw:text-box>
            <text:p>C++ executable</text:p>
          </draw:text-box>
        </draw:frame>
        <draw:frame draw:style-name="gr6" draw:text-style-name="P2" draw:layer="layout" svg:width="6.9cm" svg:height="1.3cm" svg:x="9.2cm" svg:y="4.4cm">
          <draw:text-box>
            <text:p>Script controled</text:p>
          </draw:text-box>
        </draw:frame>
        <draw:frame draw:style-name="gr7" draw:text-style-name="P2" draw:layer="layout" svg:width="7.6cm" svg:height="1.2cm" svg:x="8.6cm" svg:y="7.6cm">
          <draw:text-box>
            <text:p>Was wohl?!</text:p>
          </draw:text-box>
        </draw:frame>
        <draw:frame draw:style-name="gr8" draw:text-style-name="P2" draw:layer="layout" svg:width="4.5cm" svg:height="0.954cm" svg:x="9.2cm" svg:y="9.8cm">
          <draw:text-box>
            <text:p>Calls/returns</text:p>
          </draw:text-box>
        </draw:frame>
        <draw:custom-shape draw:style-name="gr9" draw:text-style-name="P1" draw:layer="layout" svg:width="5.9cm" svg:height="2.4cm" svg:x="2.4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3.5cm" svg:height="1.657cm" svg:x="9.8cm" svg:y="13.3cm">
          <draw:text-box>
            <text:p>User interaction</text:p>
          </draw:text-box>
        </draw:frame>
      </draw:page>
      <draw:page draw:name="page2" draw:style-name="dp1" draw:master-page-name="Standard">
        <draw:frame draw:style-name="gr11" draw:text-style-name="P2" draw:layer="layout" svg:width="6.5cm" svg:height="3.063cm" svg:x="2.2cm" svg:y="7.101cm">
          <draw:text-box>
            <text:p>DLL</text:p>
            <text:list text:style-name="L1">
              <text:list-item>
                <text:p>Containing classes with network exchange stuff</text:p>
              </text:list-item>
            </text:list>
          </draw:text-box>
        </draw:frame>
        <draw:frame draw:style-name="gr12" draw:text-style-name="P2" draw:layer="layout" svg:width="8.1cm" svg:height="3.4cm" svg:x="11cm" svg:y="7.101cm">
          <draw:text-box>
            <text:p>DLL</text:p>
            <text:list text:style-name="L1">
              <text:list-item>
                <text:p>Containing userinput-syntax to something processable</text:p>
              </text:list-item>
            </text:list>
          </draw:text-box>
        </draw:frame>
        <draw:custom-shape draw:style-name="gr13" draw:text-style-name="P1" draw:layer="layout" svg:width="9cm" svg:height="3.2cm" svg:x="8.8cm" svg:y="12.301cm">
          <text:p text:style-name="P1">Choose script to execute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5cm" svg:height="2.8cm" svg:x="1.5cm" svg:y="12.501cm">
          <text:p text:style-name="P1"><text:span text:style-name="T1">Userinput</text:span></text:p>
          <text:p text:style-name="P1"><text:span text:style-name="T1">(written, button press etc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6cm" svg:height="5.6cm" svg:x="2.9cm" svg:y="17.001cm">
          <text:p text:style-name="P1">DO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001cm" svg:height="0.1cm" svg:x="10.6cm" svg:y="2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cm" svg:height="0.001cm" svg:x="14.6cm" svg:y="1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2.9cm" svg:y1="19.901cm" svg:x2="3.1cm" svg:y2="9.801cm">
          <text:p/>
        </draw:line>
        <draw:line draw:style-name="gr4" draw:text-style-name="P3" draw:layer="layout" svg:x1="7.8cm" svg:y1="13.901cm" svg:x2="10.5cm" svg:y2="8.701cm">
          <text:p/>
        </draw:line>
        <draw:line draw:style-name="gr4" draw:text-style-name="P3" draw:layer="layout" svg:x1="13.9cm" svg:y1="9.901cm" svg:x2="12.5cm" svg:y2="13.201cm">
          <text:p/>
        </draw:line>
        <draw:line draw:style-name="gr4" draw:text-style-name="P3" draw:layer="layout" svg:x1="13.2cm" svg:y1="15.001cm" svg:x2="10.8cm" svg:y2="17.001cm">
          <text:p/>
        </draw:line>
        <draw:custom-shape draw:style-name="gr18" draw:text-style-name="P1" draw:layer="layout" svg:width="9.8cm" svg:height="4.2cm" svg:x="5.9cm" svg:y="24.401cm">
          <text:p text:style-name="P1">Output s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8cm" svg:y1="22.601cm" svg:x2="10.8cm" svg:y2="24.501cm">
          <text:p/>
        </draw:line>
        <draw:custom-shape draw:style-name="gr19" draw:text-style-name="P1" draw:layer="layout" svg:width="15cm" svg:height="3.4cm" svg:x="3cm" svg:y="1.301cm">
          <text:p text:style-name="P1">BUILD UI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7cm" svg:y1="9.901cm" svg:x2="3.4cm" svg:y2="19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3:12:15.118000000</meta:creation-date>
    <dc:date>2017-09-20T13:28:51.323000000</dc:date>
    <meta:editing-duration>PT6M25S</meta:editing-duration>
    <meta:editing-cycles>1</meta:editing-cycles>
    <meta:document-statistic meta:object-count="25"/>
    <meta:generator>LibreOffice/5.3.6.1$Windows_x86 LibreOffice_project/686f202eff87ef707079aeb7f485847613344eb7</meta:generator>
  </office:meta>
</office:document-meta>
</file>